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fo:background-color="#f9cb9c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fo:background-color="#cfe2f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fo:background-color="#cfe2f3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6"/>
        <table:table-column table:style-name="co2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Rédaction des scénarios (Séance 1)</text:p>
          </table:table-cell>
          <table:table-cell table:style-name="ce9" office:value-type="string" calcext:value-type="string">
            <text:p>18/09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des scénarios (Séance 2)</text:p>
          </table:table-cell>
          <table:table-cell table:style-name="ce10" office:value-type="string" calcext:value-type="string">
            <text:p>25/09/2015</text:p>
          </table:table-cell>
          <table:table-cell table:style-name="ce16" office:value-type="string" calcext:value-type="string">
            <text:p>/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3)</text:p>
          </table:table-cell>
          <table:table-cell table:style-name="ce9" office:value-type="string" calcext:value-type="string">
            <text:p>02/10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Classement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9" office:value-type="string" calcext:value-type="string">
            <text:p>08/10/2015</text:p>
          </table:table-cell>
          <table:table-cell table:style-name="ce18" office:value-type="time" office:time-value="PT00H25M00S" calcext:value-type="time">
            <text:p>0:2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CU Boîte à idées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Live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style-name="ce27"/>
          <table:table-cell table:number-columns-repeated="245"/>
        </table:table-row>
        <table:table-row table:style-name="ro3">
          <table:table-cell table:style-name="ce3" office:value-type="string" calcext:value-type="string">
            <text:p>CU Planning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Sponsoring (papyrus)</text:p>
          </table:table-cell>
          <table:table-cell table:style-name="ce12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1H10M00S" calcext:value-type="time">
            <text:p>1:1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Sponsoring (description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suivi de projet (début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des scénarios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Inscription-connexion-parrainage (papyrus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50M00S" calcext:value-type="time">
            <text:p>0:5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CU Inscription-connexion-parrainage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iagramme de classe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0H50M00S" calcext:value-type="time">
            <text:p>0:5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Mise en forme avant premier rendu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après premier rendu</text:p>
          </table:table-cell>
          <table:table-cell table:style-name="ce10" office:value-type="date" office:date-value="2015-10-23" calcext:value-type="date">
            <text:p>23/10/2015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17" office:value-type="time" office:time-value="PT01H10M00S" calcext:value-type="time">
            <text:p>1:1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date" office:date-value="2015-10-23" calcext:value-type="date">
            <text:p>23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Hiérarchisation des cas d'utilisation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8" office:value-type="time" office:time-value="PT01H50M00S" calcext:value-type="time">
            <text:p>1:5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planning et le classement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 valider une idée », « supprimer une idée », « consulter ses scores » et « s'inscrire à une séance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collective des travaux individuels</text:p>
          </table:table-cell>
          <table:table-cell table:style-name="ce10" office:value-type="date" office:date-value="2015-11-06" calcext:value-type="date">
            <text:p>06/11/2015</text:p>
          </table:table-cell>
          <table:table-cell table:style-name="ce17" office:value-type="time" office:time-value="PT01H30M00S" calcext:value-type="time">
            <text:p>1:30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3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 table:number-rows-repeated="36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1" table:number-rows-repeated="52">
          <table:table-cell table:number-columns-repeated="8"/>
          <table:table-cell table:style-name="ce25"/>
          <table:table-cell table:number-columns-repeated="246"/>
        </table:table-row>
        <table:table-row table:style-name="ro1" table:number-rows-repeated="1048422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0:42:16.301113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0:43:40.241196315</dc:date>
    <dc:creator>Cojez Arnaud</dc:creator>
    <meta:editing-duration>PT2H20M38S</meta:editing-duration>
    <meta:editing-cycles>19</meta:editing-cycles>
    <meta:generator>LibreOffice/4.3.3.2$Linux_X86_64 LibreOffice_project/430m0$Build-2</meta:generator>
    <meta:document-statistic meta:table-count="1" meta:cell-count="178" meta:object-count="0"/>
  </office:meta>
</office:document-meta>
</file>